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53cm" svg:stroke-color="#000000" draw:marker-start="" draw:marker-start-width="0.279cm" draw:marker-end="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96cm" fo:min-width="0.64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3.3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957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11cm" fo:min-width="0.77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dash" draw:stroke-dash="Long_20_Dot" svg:stroke-width="0.053cm" svg:stroke-color="#000000" draw:marker-start-width="0.279cm" draw:marker-end-width="0.279cm" draw:fill-color="#ffffff" draw:textarea-horizontal-align="justify" draw:textarea-vertical-align="middle" draw:auto-grow-height="false" fo:min-height="0.778cm" fo:min-width="0.33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07cm" fo:min-width="0.79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8cm" fo:min-width="1.155cm" fo:padding-top="0.151cm" fo:padding-bottom="0.151cm" fo:padding-left="0.276cm" fo:padding-right="0.276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Long_20_Dash" svg:stroke-width="0.053cm" svg:stroke-color="#000000" draw:marker-start-width="0.279cm" draw:marker-end-width="0.279cm" svg:stroke-opacity="100%" draw:fill-color="#ffffff" draw:opacity="0%" draw:textarea-horizontal-align="justify" draw:textarea-vertical-align="middle" draw:auto-grow-height="false" fo:min-height="6.048cm" fo:min-width="17.736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78cm" fo:min-width="0.394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96cm" fo:min-width="1.155cm" fo:padding-top="0.151cm" fo:padding-bottom="0.151cm" fo:padding-left="0.276cm" fo:padding-right="0.276cm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fill="solid" draw:fill-color="#ffffff" draw:textarea-vertical-align="botto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/>
      <style:text-properties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fo:font-size="12pt"/>
    </style:style>
    <style:style style:name="P9" style:family="paragraph">
      <style:paragraph-properties fo:margin-top="0.051cm" fo:margin-bottom="0cm" fo:text-align="center"/>
    </style:style>
    <style:style style:name="P10" style:family="paragraph">
      <loext:graphic-properties draw:fill="solid" draw:fill-color="#ffffff"/>
      <style:paragraph-properties fo:margin-top="0.051cm" fo:margin-bottom="0cm" fo:text-align="center"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1cm" svg:height="1.27cm" svg:x="11.86cm" svg:y="13.573cm">
          <text:p text:style-name="P1"><text:span text:style-name="T1">Printing Job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2" draw:id="id2" draw:layer="layout" svg:width="2.4cm" svg:height="3.194cm" svg:x="12.876cm" svg:y="8.968cm">
          <text:p text:style-name="P1"><text:span text:style-name="T1">Inclu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3.81cm" svg:height="1.27cm" svg:x="17.448cm" svg:y="1.508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81cm" svg:height="1.27cm" svg:x="21.004cm" svg:y="17.891cm">
          <text:p text:style-name="P1"><text:span text:style-name="T1">T-Shi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81cm" svg:height="1.27cm" svg:x="5.002cm" svg:y="1.635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159cm" svg:height="2.413cm" svg:x="8.05cm" svg:y="14.462cm">
          <text:p text:style-name="P1"><text:span text:style-name="T1">For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2.54cm" svg:height="2.921cm" svg:x="11.987cm" svg:y="4.302cm">
          <text:p text:style-name="P1"><text:span text:style-name="T1">Ord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13.765cm" svg:y1="13.573cm" svg:x2="14.076cm" svg:y2="12.162cm" draw:start-shape="id1" draw:start-glue-point="0" draw:end-shape="id2" draw:end-glue-point="6" svg:d="M13765 13573v-527l311-356v-528" svg:viewBox="0 0 312 1412">
          <text:p text:style-name="P3"><text:span text:style-name="T1"><text:s text:c="4"/></text:span><text:span text:style-name="T1">n</text:span></text:p>
        </draw:connector>
        <draw:connector draw:style-name="gr7" draw:text-style-name="P4" draw:layer="layout" draw:type="lines" svg:x1="11.86cm" svg:y1="14.208cm" svg:x2="10.209cm" svg:y2="15.669cm" draw:start-shape="id1" draw:start-glue-point="3" draw:end-shape="id3" draw:end-glue-point="7" svg:d="M11860 14208h-527l-597 1461h-527" svg:viewBox="0 0 1652 1462">
          <text:p text:style-name="P3"><text:span text:style-name="T1"><text:s text:c="5"/></text:span><text:span text:style-name="T1">m</text:span></text:p>
        </draw:connector>
        <draw:connector draw:style-name="gr6" draw:text-style-name="P4" draw:layer="layout" draw:type="lines" svg:x1="5.083cm" svg:y1="18.272cm" svg:x2="8.05cm" svg:y2="15.669cm" draw:start-shape="id4" draw:start-glue-point="0" draw:end-shape="id3" draw:end-glue-point="5" svg:d="M5083 18272v-527l2439-2076h528" svg:viewBox="0 0 2968 2604">
          <text:p text:style-name="P3"><text:span text:style-name="T1">1</text:span></text:p>
        </draw:connector>
        <draw:connector draw:style-name="gr6" draw:text-style-name="P4" draw:layer="layout" draw:type="lines" svg:x1="13.765cm" svg:y1="7.477cm" svg:x2="14.076cm" svg:y2="8.968cm" draw:start-shape="id5" draw:start-glue-point="2" draw:end-shape="id2" draw:end-glue-point="4" svg:d="M13765 7477v527l311 437v527" svg:viewBox="0 0 312 1492">
          <text:p text:style-name="P3"><text:span text:style-name="T1"><text:s text:c="9"/></text:span><text:span text:style-name="T1">1</text:span></text:p>
        </draw:connector>
        <draw:connector draw:style-name="gr6" draw:text-style-name="P4" draw:layer="layout" draw:type="lines" svg:x1="6.907cm" svg:y1="2.905cm" svg:x2="11.987cm" svg:y2="5.763cm" draw:start-shape="id6" draw:start-glue-point="2" draw:end-shape="id7" draw:end-glue-point="5" svg:d="M6907 2905v527l4553 2331h527" svg:viewBox="0 0 5081 2859">
          <text:p text:style-name="P5"><text:span text:style-name="T1"><text:s text:c="5"/></text:span><text:span text:style-name="T1">m</text:span></text:p>
        </draw:connector>
        <draw:connector draw:style-name="gr6" draw:text-style-name="P4" draw:layer="layout" draw:type="lines" svg:x1="14.527cm" svg:y1="5.763cm" svg:x2="19.353cm" svg:y2="2.778cm" draw:start-shape="id7" draw:start-glue-point="7" draw:end-shape="id8" draw:end-glue-point="2" svg:d="M14527 5763h528l4298-2458v-527" svg:viewBox="0 0 4827 2986">
          <text:p text:style-name="P3"><text:span text:style-name="T1"><text:s text:c="11"/></text:span><text:span text:style-name="T1">n <text:s text:c="4"/></text:span></text:p>
        </draw:connector>
        <draw:custom-shape draw:style-name="gr3" draw:text-style-name="P2" xml:id="id4" draw:id="id4" draw:layer="layout" svg:width="3.81cm" svg:height="1.27cm" svg:x="3.178cm" svg:y="18.272cm">
          <text:p text:style-name="P1"><text:span text:style-name="T1">Printing Pro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9" draw:id="id9" draw:layer="layout" svg:width="1.778cm" svg:height="2.159cm" svg:x="17.956cm" svg:y="14.589cm">
          <text:p text:style-name="P1"><text:span text:style-name="T1">For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s" svg:x1="17.956cm" svg:y1="15.669cm" svg:x2="15.67cm" svg:y2="14.208cm" draw:start-shape="id9" draw:start-glue-point="5" draw:end-shape="id1" draw:end-glue-point="1" svg:d="M17956 15669h-527l-1232-1461h-527" svg:viewBox="0 0 2287 1462">
          <text:p text:style-name="P3"><text:span text:style-name="T2"><text:s text:c="2"/></text:span><text:span text:style-name="T2">m</text:span></text:p>
        </draw:connector>
        <draw:connector draw:style-name="gr6" draw:text-style-name="P6" draw:layer="layout" draw:type="lines" svg:x1="19.734cm" svg:y1="15.669cm" svg:x2="22.909cm" svg:y2="17.891cm" draw:start-shape="id9" draw:start-glue-point="7" draw:end-shape="id10" draw:end-glue-point="0" svg:d="M19734 15669h528l2647 1695v527" svg:viewBox="0 0 3176 2223">
          <text:p text:style-name="P3"><text:span text:style-name="T2"><text:s text:c="5"/></text:span><text:span text:style-name="T2">1</text:span></text:p>
        </draw:connector>
        <draw:custom-shape draw:style-name="gr9" draw:text-style-name="P2" xml:id="id11" draw:id="id11" draw:layer="layout" svg:width="1.905cm" svg:height="1.143cm" svg:x="10.336cm" svg:y="2.27cm">
          <text:p text:style-name="P1"><text:span text:style-name="T1">Or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2" draw:id="id12" draw:layer="layout" svg:width="2.413cm" svg:height="0.89cm" svg:x="13.892cm" svg:y="2.27cm">
          <text:p text:style-name="P1"><text:span text:style-name="T1">OrdStat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11.289cm" svg:y1="3.413cm" svg:x2="13.257cm" svg:y2="4.302cm" draw:start-shape="id11" draw:start-glue-point="8" draw:end-shape="id7" draw:end-glue-point="4" svg:d="M11289 3413l1968 889" svg:viewBox="0 0 1969 890">
          <text:p/>
        </draw:connector>
        <draw:connector draw:style-name="gr11" draw:text-style-name="P7" draw:layer="layout" draw:type="line" svg:x1="13.257cm" svg:y1="4.302cm" svg:x2="15.099cm" svg:y2="3.16cm" draw:start-shape="id7" draw:start-glue-point="4" draw:end-shape="id12" draw:end-glue-point="8" svg:d="M13257 4302l1842-1142" svg:viewBox="0 0 1843 1143">
          <text:p/>
        </draw:connector>
        <draw:custom-shape draw:style-name="gr12" draw:text-style-name="P8" xml:id="id5" draw:id="id5" draw:layer="layout" svg:width="18.288cm" svg:height="6.35cm" svg:x="4.621cm" svg:y="1.1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3.81cm" svg:height="1.27cm" svg:x="14.781cm" svg:y="18.653cm">
          <text:p text:style-name="P1"><text:span text:style-name="T1">Printing Material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3" draw:id="id13" draw:layer="layout" svg:width="1.892cm" svg:height="2.559cm" svg:x="10.349cm" svg:y="17.364cm">
          <text:p text:style-name="P1"><text:span text:style-name="T1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s" svg:x1="6.988cm" svg:y1="18.907cm" svg:x2="10.349cm" svg:y2="18.644cm" draw:start-shape="id4" draw:start-glue-point="1" draw:end-shape="id13" draw:end-glue-point="5" svg:d="M6988 18907h527l2307-263h527" svg:viewBox="0 0 3362 264">
          <text:p text:style-name="P3"><text:span text:style-name="T1">m</text:span></text:p>
        </draw:connector>
        <draw:connector draw:style-name="gr6" draw:text-style-name="P4" draw:layer="layout" draw:type="lines" svg:x1="12.241cm" svg:y1="18.644cm" svg:x2="14.781cm" svg:y2="19.288cm" draw:start-shape="id13" draw:start-glue-point="7" draw:end-shape="id14" draw:end-glue-point="3" svg:d="M12241 18644h528l1485 644h527" svg:viewBox="0 0 2541 645">
          <text:p text:style-name="P3"><text:span text:style-name="T1">n</text:span></text:p>
        </draw:connector>
        <draw:custom-shape draw:style-name="gr15" draw:text-style-name="P2" xml:id="id15" draw:id="id15" draw:layer="layout" svg:width="2.413cm" svg:height="1.27cm" svg:x="13.384cm" svg:y="16.24cm">
          <text:p text:style-name="P1"><text:span text:style-name="T1">Propor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11.295cm" svg:y1="17.364cm" svg:x2="13.384cm" svg:y2="16.875cm" draw:start-shape="id13" draw:start-glue-point="4" draw:end-shape="id15" draw:end-glue-point="6" svg:d="M11295 17364v-528l1561 39h528" svg:viewBox="0 0 2090 529">
          <text:p text:style-name="P3"><text:span text:style-name="T1">n</text:span></text:p>
        </draw:connector>
        <draw:custom-shape draw:style-name="gr2" draw:text-style-name="P2" xml:id="id16" draw:id="id16" draw:layer="layout" svg:width="2.4cm" svg:height="3.194cm" svg:x="3.25cm" svg:y="10.379cm">
          <text:p text:style-name="P1"><text:span text:style-name="T1">Cre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0" draw:layer="layout" draw:type="lines" svg:x1="5.002cm" svg:y1="2.27cm" svg:x2="4.45cm" svg:y2="10.379cm" draw:start-shape="id6" draw:start-glue-point="3" draw:end-shape="id16" draw:end-glue-point="4" svg:d="M5002 2270h-527l-25 7582v527" svg:viewBox="0 0 553 8110">
          <text:p text:style-name="P9"><text:span text:style-name="T1">1</text:span></text:p>
        </draw:connector>
        <draw:connector draw:style-name="gr6" draw:text-style-name="P4" draw:layer="layout" draw:type="lines" svg:x1="3.178cm" svg:y1="18.907cm" svg:x2="3.25cm" svg:y2="11.976cm" draw:start-shape="id4" draw:start-glue-point="3" draw:end-shape="id16" draw:end-glue-point="5" svg:d="M3178 18907h-527l72-6931h527" svg:viewBox="0 0 600 6932">
          <text:p text:style-name="P3"><text:span text:style-name="T1"><text:s text:c="2"/></text:span><text:span text:style-name="T1">n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8T16:46:13.811000000</meta:creation-date>
    <dc:date>2020-04-15T18:53:09.900000000</dc:date>
    <meta:editing-duration>PT13H5M7S</meta:editing-duration>
    <meta:editing-cycles>12</meta:editing-cycles>
    <meta:generator>LibreOffice/6.4.0.3$Windows_X86_64 LibreOffice_project/b0a288ab3d2d4774cb44b62f04d5d28733ac6df8</meta:generator>
    <meta:document-statistic meta:object-count="31"/>
  </office:meta>
</office:document-meta>
</file>